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New', Courier, mono"/>
    <style:font-face style:name="Consolas2" svg:font-family="Consolas, Courier, monospace"/>
    <style:font-face style:name="Menlo" svg:font-family="Menlo, Monaco, Consolas, 'Courier New', monospace"/>
    <style:font-face style:name="Segoe UI" svg:font-family="'Segoe UI', Arial,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style>
    <style:style style:name="P3" style:family="paragraph" style:parent-style-name="Standard" style:list-style-name="">
      <style:paragraph-properties style:text-autospace="none"/>
    </style:style>
    <style:style style:name="P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5"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list-style-name="">
      <style:paragraph-properties style:text-autospace="none"/>
      <style:text-properties style:font-name="Times New Roman" fo:font-size="12pt" style:font-size-asian="12pt" style:font-size-complex="12pt"/>
    </style:style>
    <style:style style:name="P7" style:family="paragraph" style:parent-style-name="Standard" style:list-style-name="L1">
      <style:paragraph-properties style:text-autospace="none"/>
      <style:text-properties style:font-name="Times New Roman" fo:font-size="12pt" style:font-size-asian="12pt" style:font-size-complex="12pt"/>
    </style:style>
    <style:style style:name="P8" style:family="paragraph" style:parent-style-name="Standard">
      <style:paragraph-properties style:text-autospace="none"/>
      <style:text-properties style:font-name="Times New Roman" fo:font-size="12pt" style:font-size-asian="12pt" style:font-size-complex="12pt"/>
    </style:style>
    <style:style style:name="P9"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margin-top="0in" fo:margin-bottom="0in"/>
      <style:text-properties style:use-window-font-color="true" style:font-name="Times New Roman" fo:font-size="12pt" fo:font-weight="normal" style:font-name-asian="Consolas" style:font-size-asian="12pt" style:font-weight-asian="normal" style:font-name-complex="Consolas" style:font-size-complex="12pt" style:font-weight-complex="normal"/>
    </style:style>
    <style:style style:name="P12" style:family="paragraph" style:parent-style-name="Standard">
      <style:paragraph-properties fo:margin-top="0in" fo:margin-bottom="0in" style:text-autospace="none"/>
      <style:text-properties style:use-window-font-color="true" style:font-name="Times New Roman" fo:font-size="12pt" fo:font-weight="normal" style:font-name-asian="Consolas" style:font-size-asian="12pt" style:font-weight-asian="normal" style:font-name-complex="Consolas" style:font-size-complex="12pt" style:font-weight-complex="normal"/>
    </style:style>
    <style:style style:name="P13" style:family="paragraph" style:parent-style-name="Standard">
      <style:paragraph-properties fo:margin-top="0in" fo:margin-bottom="0in"/>
      <style:text-properties style:use-window-font-color="true" style:font-name="Times New Roman" fo:font-size="12pt" fo:font-weight="bold" style:font-name-asian="Consolas" style:font-size-asian="12pt" style:font-weight-asian="bold" style:font-name-complex="Consolas" style:font-size-complex="12pt" style:font-weight-complex="bold"/>
    </style:style>
    <style:style style:name="P14" style:family="paragraph" style:parent-style-name="Standard">
      <style:paragraph-properties fo:margin-top="0in" fo:margin-bottom="0in" style:text-autospace="none"/>
      <style:text-properties style:use-window-font-color="true" style:font-name="Times New Roman" fo:font-size="12pt" fo:font-weight="bold" style:font-name-asian="Consolas" style:font-size-asian="12pt" style:font-weight-asian="bold" style:font-name-complex="Consolas" style:font-size-complex="12pt" style:font-weight-complex="bold"/>
    </style:style>
    <style:style style:name="P15" style:family="paragraph" style:parent-style-name="Standard">
      <style:paragraph-properties fo:margin-top="0in" fo:margin-bottom="0in" style:text-autospace="none"/>
      <style:text-properties style:use-window-font-color="true" style:font-name="Times New Roman" fo:font-size="12pt" fo:font-weight="normal" style:font-name-asian="Consolas" style:font-size-asian="12pt" style:font-weight-asian="normal" style:font-name-complex="Consolas" style:font-size-complex="12pt" style:font-weight-complex="normal"/>
    </style:style>
    <style:style style:name="P16" style:family="paragraph" style:parent-style-name="Standard">
      <style:paragraph-properties fo:margin-top="0in" fo:margin-bottom="0in" style:text-autospace="none"/>
      <style:text-properties style:use-window-font-color="true" style:font-name="Times New Roman" fo:font-size="12pt" style:text-underline-style="solid" style:text-underline-width="auto" style:text-underline-color="font-color" fo:font-weight="normal" style:font-name-asian="Consolas" style:font-size-asian="12pt" style:font-weight-asian="normal" style:font-name-complex="Consolas" style:font-size-complex="12pt" style:font-weight-complex="normal"/>
    </style:style>
    <style:style style:name="P17" style:family="paragraph" style:parent-style-name="Standard">
      <style:paragraph-properties fo:margin-top="0in" fo:margin-bottom="0in"/>
      <style:text-properties style:font-name="Times New Roman" fo:font-size="12pt" fo:font-weight="normal" style:font-size-asian="12pt" style:font-weight-asian="normal" style:font-size-complex="12pt" style:font-weight-complex="normal"/>
    </style:style>
    <style:style style:name="P18" style:family="paragraph" style:parent-style-name="Text_20_body">
      <style:paragraph-properties style:text-autospace="none"/>
      <style:text-properties fo:font-variant="normal" fo:text-transform="none" fo:color="#9d9d9d" style:font-name="Menlo" fo:font-size="9.75pt" fo:letter-spacing="normal" fo:font-style="normal" fo:font-weight="bold" style:font-size-asian="12pt" style:font-weight-asian="bold" style:font-size-complex="12pt" style:font-weight-complex="bold"/>
    </style:style>
    <style:style style:name="P19"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21"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fo:letter-spacing="normal"/>
    </style:style>
    <style:style style:name="P22"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style:font-name="Menlo" fo:font-size="9.75pt" fo:letter-spacing="normal" fo:font-style="normal" fo:font-weight="bold"/>
    </style:style>
    <style:style style:name="P23" style:family="paragraph" style:parent-style-name="Text_20_body">
      <style:paragraph-properties fo:margin-left="0in" fo:margin-right="0in" fo:margin-top="0in" fo:margin-bottom="0in" style:line-height-at-least="0.1874in" fo:widows="1" fo:text-indent="0in" style:auto-text-indent="false" fo:padding="0in" fo:border="none"/>
      <style:text-properties fo:font-variant="normal" fo:text-transform="none" fo:color="#2a2a2a" style:font-name="Times New Roman" fo:font-size="12pt" fo:letter-spacing="normal" fo:font-style="normal" fo:font-weight="normal" style:font-size-asian="12pt" style:font-size-complex="12pt"/>
    </style:style>
    <style:style style:name="P24" style:family="paragraph" style:parent-style-name="Text_20_body">
      <style:paragraph-properties fo:margin-left="0in" fo:margin-right="0in" fo:margin-top="0in" fo:margin-bottom="0in" fo:text-align="end" style:justify-single-word="false" fo:widows="1" fo:text-indent="0in" style:auto-text-indent="false" fo:padding="0in" fo:border="none"/>
      <style:text-properties fo:font-variant="normal" fo:text-transform="none" fo:color="#999999" style:font-name="Times New Roman" fo:font-size="12pt" fo:letter-spacing="normal" fo:font-style="normal" fo:font-weight="normal" style:font-size-asian="12pt" style:font-size-complex="12pt"/>
    </style:style>
    <style:style style:name="P25" style:family="paragraph" style:parent-style-name="Text_20_body">
      <style:paragraph-properties fo:margin-left="0in" fo:margin-right="0in" fo:widows="1" fo:text-indent="0in" style:auto-text-indent="false"/>
      <style:text-properties fo:font-variant="normal" fo:text-transform="none" fo:color="#111111" style:font-name="Times New Roman" fo:font-size="12pt" fo:letter-spacing="normal" fo:font-style="normal" fo:font-weight="normal" style:font-size-asian="12pt" style:font-size-complex="12pt"/>
    </style:style>
    <style:style style:name="P26" style:family="paragraph" style:parent-style-name="Preformatted_20_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27" style:family="paragraph" style:parent-style-name="Preformatted_20_Text">
      <style:paragraph-properties fo:margin-top="0in" fo:margin-bottom="0.1965in" fo:widows="1" fo:padding="0.0626in" fo:border="0.0008in solid #fbedbb"/>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28" style:family="paragraph" style:parent-style-name="Preformatted_20_Text">
      <style:paragraph-properties fo:margin-top="0in" fo:margin-bottom="0.1965in" fo:widows="1" fo:padding="0.0626in" fo:border="0.0008in solid #fbedbb"/>
      <style:text-properties fo:font-variant="normal" fo:text-transform="none" fo:color="#000000" style:font-name="Times New Roman" fo:font-size="11pt" fo:letter-spacing="normal" style:font-size-asian="11pt" style:font-size-complex="11pt"/>
    </style:style>
    <style:style style:name="P29"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30"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31"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1pt" fo:letter-spacing="normal" style:font-size-asian="11pt" style:font-size-complex="11pt"/>
    </style:style>
    <style:style style:name="P32"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1pt" fo:letter-spacing="normal" fo:language="cs" fo:country="CZ" fo:font-style="normal" fo:font-weight="normal" style:font-size-asian="11pt" style:font-size-complex="11pt"/>
    </style:style>
    <style:style style:name="P33"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ff" style:font-name="Times New Roman" fo:font-size="12pt" fo:letter-spacing="normal" fo:language="cs" fo:country="CZ" fo:font-style="normal" fo:font-weight="normal" style:font-size-asian="12pt" style:font-size-complex="12pt"/>
    </style:style>
    <style:style style:name="P34" style:family="paragraph" style:parent-style-name="Preformatted_20_Text">
      <style:paragraph-properties fo:margin-top="0in" fo:margin-bottom="0in"/>
      <style:text-properties fo:font-variant="normal" fo:text-transform="none" fo:color="#000000" style:font-name="Consolas2" fo:font-size="9.75pt" fo:letter-spacing="normal" fo:font-style="normal" fo:font-weight="normal" style:font-size-asian="12pt" style:font-weight-asian="normal" style:font-size-complex="12pt" style:font-weight-complex="normal"/>
    </style:style>
    <style:style style:name="P35" style:family="paragraph" style:parent-style-name="Preformatted_20_Text">
      <style:paragraph-properties fo:margin-top="0in" fo:margin-bottom="0in" style:text-autospace="none"/>
      <style:text-properties fo:font-variant="normal" fo:text-transform="none" fo:color="#000000" style:font-name="Times New Roman" fo:font-size="12pt" fo:letter-spacing="normal" fo:language="cs" fo:country="CZ" fo:font-style="normal" fo:font-weight="normal" style:font-name-asian="Consolas" style:font-size-asian="12pt" style:font-weight-asian="normal" style:font-name-complex="Consolas" style:font-size-complex="12pt" style:font-weight-complex="normal"/>
    </style:style>
    <style:style style:name="P36" style:family="paragraph" style:parent-style-name="Preformatted_20_Text">
      <style:paragraph-properties fo:margin-top="0in" fo:margin-bottom="0in" style:text-autospace="none"/>
      <style:text-properties fo:font-variant="normal" fo:text-transform="none" fo:color="#000000" style:font-name="Times New Roman" fo:font-size="11pt" fo:letter-spacing="normal" fo:language="cs" fo:country="CZ" fo:font-style="normal" fo:font-weight="normal" style:font-name-asian="Consolas" style:font-size-asian="11pt" style:font-weight-asian="normal" style:font-name-complex="Consolas" style:font-size-complex="11pt" style:font-weight-complex="normal"/>
    </style:style>
    <style:style style:name="P37" style:family="paragraph" style:parent-style-name="Preformatted_20_Text">
      <style:paragraph-properties fo:margin-top="0in" fo:margin-bottom="0in" style:line-height-at-least="0.1772in" fo:widows="1" fo:padding="0in" fo:border="none"/>
      <style:text-properties fo:font-variant="normal" fo:text-transform="none" fo:color="#000000" style:font-name="Consolas2" fo:font-size="9.75pt" fo:letter-spacing="normal" fo:font-style="normal" fo:font-weight="normal"/>
    </style:style>
    <style:style style:name="P38" style:family="paragraph" style:parent-style-name="Preformatted_20_Text">
      <style:paragraph-properties fo:widows="1" fo:padding="0.0626in" fo:border="0.0008in solid #fbedbb"/>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39" style:family="paragraph" style:parent-style-name="Preformatted_20_Text">
      <style:paragraph-properties fo:widows="1" fo:padding="0.0626in" fo:border="0.0008in solid #fbedbb"/>
      <style:text-properties fo:font-variant="normal" fo:text-transform="none" fo:color="#000000" style:font-name="Times New Roman" fo:font-size="12pt" fo:letter-spacing="normal" style:font-size-asian="12pt" style:font-size-complex="12pt"/>
    </style:style>
    <style:style style:name="P40" style:family="paragraph" style:parent-style-name="Preformatted_20_Text">
      <style:paragraph-properties fo:widows="1" fo:padding="0.0626in" fo:border="0.0008in solid #fbedbb"/>
      <style:text-properties fo:font-variant="normal" fo:text-transform="none" fo:color="#000000" style:font-name="Times New Roman" fo:font-size="11pt" fo:letter-spacing="normal" fo:language="cs" fo:country="CZ" fo:font-style="normal" fo:font-weight="normal" style:font-size-asian="11pt" style:font-size-complex="11pt"/>
    </style:style>
    <style:style style:name="P41" style:family="paragraph" style:parent-style-name="Preformatted_20_Text">
      <style:paragraph-properties fo:widows="1" fo:padding="0.0626in" fo:border="0.0008in solid #fbedbb"/>
      <style:text-properties fo:font-variant="normal" fo:text-transform="none" fo:color="#000000" style:font-name="Times New Roman" fo:font-size="11pt" fo:letter-spacing="normal" style:font-size-asian="11pt" style:font-size-complex="11pt"/>
    </style:style>
    <style:style style:name="P42" style:family="paragraph" style:parent-style-name="Preformatted_20_Text">
      <style:paragraph-properties fo:widows="1" fo:padding="0.0626in" fo:border="0.0008in solid #fbedbb"/>
      <style:text-properties style:font-name="Times New Roman" fo:font-size="12pt" style:font-size-asian="12pt" style:font-size-complex="12pt"/>
    </style:style>
    <style:style style:name="P43" style:family="paragraph" style:parent-style-name="Preformatted_20_Text">
      <style:paragraph-properties fo:widows="1" fo:padding="0.0626in" fo:border="0.0008in solid #fbedbb"/>
      <style:text-properties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Consolas" fo:font-size="9.5pt" style:font-size-asian="9.5pt" style:font-size-complex="9.5pt"/>
    </style:style>
    <style:style style:name="T5" style:family="text">
      <style:text-properties fo:color="#000000" style:font-name-asian="Consolas" style:font-name-complex="Consolas"/>
    </style:style>
    <style:style style:name="T6" style:family="text">
      <style:text-properties fo:color="#000000" fo:font-weight="normal" style:font-name-asian="Consolas" style:font-weight-asian="normal" style:font-name-complex="Consolas" style:font-weight-complex="normal"/>
    </style:style>
    <style:style style:name="T7" style:family="text">
      <style:text-properties fo:color="#0000ff"/>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0000ff" style:font-name="Consolas" fo:font-size="9.5pt" style:font-size-asian="9.5pt" style:font-size-complex="9.5pt"/>
    </style:style>
    <style:style style:name="T10" style:family="text">
      <style:text-properties fo:color="#0000ff" style:font-name-asian="Consolas" style:font-name-complex="Consolas"/>
    </style:style>
    <style:style style:name="T11" style:family="text">
      <style:text-properties fo:color="#0000ff" fo:language="cs" fo:country="CZ" fo:font-style="normal" fo:font-weight="normal"/>
    </style:style>
    <style:style style:name="T12" style:family="text">
      <style:text-properties fo:color="#2b91af" style:font-name="Consolas" fo:font-size="9.5pt" style:font-name-asian="Consolas" style:font-size-asian="9.5pt" style:font-name-complex="Consolas" style:font-size-complex="9.5pt"/>
    </style:style>
    <style:style style:name="T13" style:family="text">
      <style:text-properties fo:color="#2b91af" style:font-name="Consolas" fo:font-size="9.5pt" style:font-size-asian="9.5pt" style:font-size-complex="9.5pt"/>
    </style:style>
    <style:style style:name="T14" style:family="text">
      <style:text-properties style:font-name="Times New Roman" fo:font-size="11pt" style:font-size-asian="11pt" style:font-size-complex="11pt"/>
    </style:style>
    <style:style style:name="T15" style:family="text">
      <style:text-properties style:font-name="Times New Roman" fo:font-size="11pt" fo:font-weight="bold" style:font-size-asian="11pt" style:font-weight-asian="bold" style:font-size-complex="11pt" style:font-weight-complex="bold"/>
    </style:style>
    <style:style style:name="T16" style:family="text">
      <style:text-properties fo:font-weight="normal" style:font-weight-asian="normal" style:font-weight-complex="normal"/>
    </style:style>
    <style:style style:name="T17" style:family="text">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T18" style:family="text">
      <style:text-properties fo:font-variant="normal" fo:text-transform="none" fo:color="#111111" fo:letter-spacing="normal" fo:font-style="normal" style:font-name-asian="Consolas" style:font-name-complex="Consolas"/>
    </style:style>
    <style:style style:name="T19" style:family="text">
      <style:text-properties fo:font-variant="normal" fo:text-transform="none" fo:color="#111111" fo:letter-spacing="normal" fo:font-style="normal" fo:font-weight="normal" style:font-name-asian="Consolas" style:font-name-complex="Consolas"/>
    </style:style>
    <style:style style:name="T20" style:family="text">
      <style:text-properties fo:font-variant="normal" fo:text-transform="none" fo:color="#2a2a2a" fo:letter-spacing="normal" fo:font-style="normal" style:font-name-asian="Consolas" style:font-name-complex="Consolas"/>
    </style:style>
    <style:style style:name="T21" style:family="text">
      <style:text-properties fo:font-variant="normal" fo:text-transform="none" fo:color="#2a2a2a" fo:letter-spacing="normal" fo:font-style="normal" fo:font-weight="normal" style:font-name-asian="Consolas" style:font-name-complex="Consolas"/>
    </style:style>
    <style:style style:name="T22" style:family="text">
      <style:text-properties fo:font-variant="normal" fo:text-transform="none" fo:color="#2a2a2a" fo:letter-spacing="normal" style:font-name-asian="Consolas" style:font-name-complex="Consolas"/>
    </style:style>
    <style:style style:name="T23" style:family="text">
      <style:text-properties fo:font-variant="normal" fo:text-transform="none" fo:color="#00709f" style:text-line-through-style="none" fo:letter-spacing="normal" fo:font-style="normal" style:text-underline-style="none" style:text-blinking="false" style:font-name-asian="Consolas" style:font-name-complex="Consolas"/>
    </style:style>
    <style:style style:name="T24" style:family="text">
      <style:text-properties fo:color="#5353a6"/>
    </style:style>
    <style:style style:name="T25" style:family="text">
      <style:text-properties fo:color="#5353a6" fo:font-weight="normal" style:font-name-asian="Consolas" style:font-weight-asian="normal" style:font-name-complex="Consolas" style:font-weight-complex="normal"/>
    </style:style>
    <style:style style:name="T26" style:family="text">
      <style:text-properties fo:color="#393124"/>
    </style:style>
    <style:style style:name="T27" style:family="text">
      <style:text-properties fo:color="#393124" fo:font-weight="normal" style:font-name-asian="Consolas" style:font-weight-asian="normal" style:font-name-complex="Consolas" style:font-weight-complex="normal"/>
    </style:style>
    <style:style style:name="T28" style:family="text">
      <style:text-properties fo:color="#007efd"/>
    </style:style>
    <style:style style:name="T29" style:family="text">
      <style:text-properties fo:color="#007efd" fo:font-weight="normal" style:font-name-asian="Consolas" style:font-weight-asian="normal" style:font-name-complex="Consolas" style:font-weight-complex="normal"/>
    </style:style>
    <style:style style:name="T30" style:family="text">
      <style:text-properties fo:color="#4e9b00" fo:font-style="italic"/>
    </style:style>
    <style:style style:name="T31" style:family="text">
      <style:text-properties fo:color="#4e9b00" fo:font-style="italic" fo:font-weight="normal" style:font-name-asian="Consolas" style:font-weight-asian="normal" style:font-name-complex="Consolas" style:font-weight-complex="normal"/>
    </style:style>
    <style:style style:name="T32" style:family="text">
      <style:text-properties fo:color="#ff0080"/>
    </style:style>
    <style:style style:name="T33" style:family="text">
      <style:text-properties style:use-window-font-color="true" style:font-name-asian="Consolas" style:font-name-complex="Consolas"/>
    </style:style>
    <style:style style:name="T34" style:family="text">
      <style:text-properties fo:color="#a31515" style:font-name="Consolas" fo:font-size="9.5pt" style:font-name-asian="Consolas" style:font-size-asian="9.5pt" style:font-name-complex="Consolas" style:font-size-complex="9.5pt"/>
    </style:style>
    <style:style style:name="T35" style:family="text">
      <style:text-properties fo:language="cs" fo:country="CZ" fo:font-style="normal" fo:font-weight="normal"/>
    </style:style>
    <style:style style:name="T36" style:family="text">
      <style:text-properties fo:color="#008000" fo:language="cs" fo:country="CZ" fo:font-style="italic" fo:font-weight="normal"/>
    </style:style>
    <style:style style:name="T37" style:family="text">
      <style:text-properties fo:color="#008000" fo:language="cs" fo:country="CZ" fo:font-style="normal" fo:font-weight="normal"/>
    </style:style>
    <style:style style:name="T38" style:family="text">
      <style:text-properties fo:color="#800080"/>
    </style:style>
    <style:style style:name="T39" style:family="text">
      <style:text-properties fo:color="#800080" fo:language="cs" fo:country="CZ" fo:font-style="normal" fo:font-weight="normal"/>
    </style:style>
    <style:style style:name="T40" style:family="text">
      <style:text-properties fo:color="#000080" fo:language="cs" fo:country="CZ"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Delegates: </text:span>Delegates acts as a pointer for the method having the same signature. Delegates are used to make the method calling from tightly couples to as loosely coupled.</text:p>
      <text:p text:style-name="P1">Steps for using delegates:</text:p>
      <text:p text:style-name="Standard">create delegate : public void delegate MyDelegate(int a);</text:p>
      <text:p text:style-name="Standard">create instance : public MyDelegate delpnt = null;</text:p>
      <text:p text:style-name="Standard">add method to delegate : MyDelegate = methodname;</text:p>
      <text:p text:style-name="Standard">invoke the method through delegate : MyDelegate.invoke(5);</text:p>
      <text:p text:style-name="Standard"/>
      <text:p text:style-name="P1">Multicast delegates :</text:p>
      <text:p text:style-name="Standard">In mulicast delegate we can add more than one method to the delegate and when we invoke the delegate then the methods added execute sequentially. </text:p>
      <text:p text:style-name="Standard">create delegate : public void delegate MyDelegate(int a);</text:p>
      <text:p text:style-name="Standard">create instance : public MyDelegate delpnt = null;</text:p>
      <text:p text:style-name="Standard">add method to delegate: MyDelegate += method1;</text:p>
      <text:p text:style-name="Standard"><text:tab/><text:tab/><text:tab/> <text:s text:c="3"/>MyDelegate += method2;</text:p>
      <text:p text:style-name="Standard">invoke the method through delegate : MyDelegate.invoke(5); // this will invoke method1 and method2.</text:p>
      <text:p text:style-name="Standard"/>
      <text:p text:style-name="P1">Using Delegate as Asynchronous method calls : </text:p>
      <text:p text:style-name="P10">you can call the methods pointed by delegate as asynchronously.</text:p>
      <text:p text:style-name="P10">To call the method asynchronously through delegate, we have to use BeginInvoke()</text:p>
      <text:p text:style-name="P26"><text:bookmark text:name="pre641893"/>delegateptr.BeginInvoke(<text:span text:style-name="T7">new</text:span> AsyncCallback(CallbackMethod), delegateptr);<text:line-break/><text:span text:style-name="T16">after the completion of the execution of the method pointed by the delegate , the control is shifted to the call back method.</text:span></text:p>
      <text:p text:style-name="P10"/>
      <text:p text:style-name="Standard"/>
      <text:p text:style-name="Standard"><text:span text:style-name="T1">Events :</text:span> Events sit top in the delegate. And encapsulates the delegates the return type of the event is delegate.</text:p>
      <text:p text:style-name="P3"><text:span text:style-name="T3"><text:s/></text:span><text:span text:style-name="T8">public</text:span><text:span text:style-name="T3"> </text:span><text:span text:style-name="T8">delegate</text:span><text:span text:style-name="T3"> </text:span><text:span text:style-name="T8">void</text:span><text:span text:style-name="T3"> </text:span><text:span text:style-name="T12">ProjectStatusChangingHandler</text:span><text:span text:style-name="T3">(</text:span><text:span text:style-name="T12">Project</text:span><text:span text:style-name="T3"> selectedProject);</text:span></text:p>
      <text:p text:style-name="P3"><text:span text:style-name="T3"><text:s text:c="8"/></text:span><text:span text:style-name="T8">public</text:span><text:span text:style-name="T3"> </text:span><text:span text:style-name="T8">static</text:span><text:span text:style-name="T3"> </text:span><text:span text:style-name="T8">event</text:span><text:span text:style-name="T3"> </text:span><text:span text:style-name="T12">ProjectStatusChangingHandler</text:span><text:span text:style-name="T3"> ProjectStatusChanged;</text:span></text:p>
      <text:p text:style-name="P3"><text:span text:style-name="T3"><text:s text:c="8"/></text:span><text:span text:style-name="T8">public</text:span><text:span text:style-name="T3"> </text:span><text:span text:style-name="T8">static</text:span><text:span text:style-name="T3"> </text:span><text:span text:style-name="T8">void</text:span><text:span text:style-name="T3"> RaiseProjectStatusChanged(</text:span><text:span text:style-name="T12">Project</text:span><text:span text:style-name="T3"> selectedProject)</text:span></text:p>
      <text:p text:style-name="P5"><text:s text:c="8"/>{</text:p>
      <text:p text:style-name="P3"><text:span text:style-name="T3"><text:s text:c="12"/></text:span><text:span text:style-name="T8">if</text:span><text:span text:style-name="T3"> (ProjectStatusChanged != </text:span><text:span text:style-name="T8">null</text:span><text:span text:style-name="T3">)</text:span></text:p>
      <text:p text:style-name="P5"><text:s text:c="12"/>{</text:p>
      <text:p text:style-name="P5"><text:s text:c="16"/>ProjectStatusChanged(selectedProject);</text:p>
      <text:p text:style-name="P5"><text:s text:c="12"/>}</text:p>
      <text:p text:style-name="P3"><text:span text:style-name="T3"><text:s text:c="8"/>}</text:span></text:p>
      <text:p text:style-name="P6"><text:span text:style-name="T5"/></text:p>
      <text:list xml:id="list4598691593438601741" text:style-name="L1">
        <text:list-item>
          <text:p text:style-name="P7"><text:span text:style-name="Strong_20_Emphasis"><text:span text:style-name="T18">Abstract and encapsulate a method (Anonymous invocation)</text:span></text:span><text:span text:style-name="T5"><text:line-break/></text:span><text:span text:style-name="T19">This is the most important use of delegates; it helps us to define an abstract pointer which can point to methods and functions. The same abstract delegate can be later used to point to that type of functions and methods. In the previous section we have shown a simple example of a maths class. Later addition of new algorithm functions does not affect the UI code.</text:span><text:span text:style-name="T5"><text:line-break/><text:line-break/></text:span><text:span text:style-name="Strong_20_Emphasis"><text:span text:style-name="T18">2. Callback mechanism</text:span></text:span><text:span text:style-name="T19">Many times we would like to provide a call back mechanism. Delegates can be passed to the destination and destination can use the same delegate pointer to make callbacks.</text:span><text:span text:style-name="T5"><text:line-break/><text:line-break/></text:span><text:span text:style-name="Strong_20_Emphasis"><text:span text:style-name="T18">3. Asynchronous processing</text:span></text:span><text:span text:style-name="T19">By using ‘BeginInvoke’ and ‘EndInvoke’ we can call delegates asynchronously. In our previous section we have explained the same in detail.</text:span><text:span text:style-name="T5"><text:line-break/><text:line-break/></text:span><text:span text:style-name="Strong_20_Emphasis"><text:span text:style-name="T18">4. Multicasting - Sequential processing </text:span></text:span><text:span text:style-name="T19">Some time we would like to call some methods in a sequential manner which can be done by using multicast delegate. This is already </text:span><text:soft-page-break/><text:span text:style-name="T19">explained in the multicast example shown above.</text:span><text:span text:style-name="T5"><text:line-break/><text:line-break/></text:span><text:span text:style-name="Strong_20_Emphasis"><text:span text:style-name="T18">5. Events - Publisher subscriber model</text:span></text:span><text:span text:style-name="T19">We can use events to create a pure publisher / subscriber model.</text:span></text:p>
        </text:list-item>
      </text:list>
      <text:p text:style-name="P8"><text:span text:style-name="T5"/></text:p>
      <text:p text:style-name="P9"><text:span text:style-name="T5">Abstract class: </text:span></text:p>
      <text:p text:style-name="P8"><text:span text:style-name="T5">Abstract classes are used to provide the common methods and abstract methods to the derived classes of an abstract class. Abstract classes can have both normal methods as well as abstract methods.(But in interface every method is abstract).</text:span></text:p>
      <text:p text:style-name="P8"><text:span text:style-name="T5">We can create instance for the abstract class and for interface.</text:span></text:p>
      <text:p text:style-name="P8"><text:span text:style-name="T5"/></text:p>
      <text:p text:style-name="P9"><text:span text:style-name="T5">Sealed classes : </text:span><text:span text:style-name="T6">sealed classes cannot be inherited.</text:span></text:p>
      <text:p text:style-name="P9"><text:span text:style-name="T6"/></text:p>
      <text:p text:style-name="P9"><text:span text:style-name="T5">Static class : </text:span></text:p>
      <text:p text:style-name="P9"><text:span text:style-name="T6">Static classes are also a kind of sealed class which cant be inherrited.</text:span></text:p>
      <text:p text:style-name="P9"><text:span text:style-name="T6">We can't create the instance for the static class.</text:span></text:p>
      <text:p text:style-name="P9"><text:span text:style-name="T6">Every member in the static class is static.</text:span></text:p>
      <text:p text:style-name="P9"><text:span text:style-name="T6"/></text:p>
      <text:p text:style-name="P9"><text:span text:style-name="T5">Final class : </text:span><text:span text:style-name="T6">when a class is declared as final then it can't be inherrited by other classes and it can't be ovrridden.</text:span></text:p>
      <text:p text:style-name="P9"><text:span text:style-name="T6">When a method is declared as final then it can't be overridden in the derived class.</text:span></text:p>
      <text:p text:style-name="P9"><text:span text:style-name="T6">When a variable is declared as final then we have to initialize the value at the time of declaration and it can't be changed. </text:span></text:p>
      <text:p text:style-name="P9"><text:span text:style-name="T6"/></text:p>
      <text:p text:style-name="P13">Partial class :</text:p>
      <text:p text:style-name="P17"><text:span text:style-name="T20">It is possible to split the definition of a </text:span><text:a xlink:type="simple" xlink:href="https://msdn.microsoft.com/en-in/library/0b0thckt.aspx" text:style-name="Internet_20_link" text:visited-style-name="Visited_20_Internet_20_Link"><text:span text:style-name="T23">class</text:span></text:a><text:span text:style-name="T22"> </text:span><text:span text:style-name="T20">or a </text:span><text:a xlink:type="simple" xlink:href="https://msdn.microsoft.com/en-in/library/ah19swz4.aspx" text:style-name="Internet_20_link" text:visited-style-name="Visited_20_Internet_20_Link"><text:span text:style-name="T23">struct</text:span></text:a><text:span text:style-name="T20">, an </text:span><text:a xlink:type="simple" xlink:href="https://msdn.microsoft.com/en-in/library/87d83y5b.aspx" text:style-name="Internet_20_link" text:visited-style-name="Visited_20_Internet_20_Link"><text:span text:style-name="T23">interface</text:span></text:a><text:span text:style-name="T22"> </text:span><text:span text:style-name="T20">or a method over two or more source files. Each source file contains a section of the type or method definition, and all parts are combined when the application is compiled.</text:span><text:span text:style-name="T33"> </text:span></text:p>
      <text:p text:style-name="P11"/>
      <text:p text:style-name="P19"><text:span text:style-name="T20">The </text:span><text:span text:style-name="Strong_20_Emphasis"><text:span text:style-name="T21">partial</text:span></text:span><text:span text:style-name="T20"> keyword indicates that other parts of the class, struct, or interface can be defined in the namespace. All the parts must use the </text:span><text:span text:style-name="Strong_20_Emphasis"><text:span text:style-name="T21">partial</text:span></text:span><text:span text:style-name="T20">keyword. All the parts must be available at compile time to form the final type. All the parts must have the same accessibility, such as </text:span><text:span text:style-name="Strong_20_Emphasis"><text:span text:style-name="T21">public</text:span></text:span><text:span text:style-name="T20">,</text:span><text:span text:style-name="Strong_20_Emphasis"><text:span text:style-name="T21">private</text:span></text:span><text:span text:style-name="T20">, and so on.</text:span></text:p>
      <text:p text:style-name="P23">If any part is declared abstract, then the whole type is considered abstract. If any part is declared sealed, then the whole type is considered sealed. If any part declares a base type, then the whole type inherits that class.</text:p>
      <text:p text:style-name="P23">All the parts that specify a base class must agree, but parts that omit a base class still inherit the base type. Parts can specify different base interfaces, and the final type implements all the interfaces listed by all the partial declarations</text:p>
      <text:p text:style-name="P34"><text:span text:style-name="T10">partial</text:span><text:span text:style-name="T33"> </text:span><text:span text:style-name="T10">class</text:span><text:span text:style-name="T33"> Earth : Planet, IRotate { }</text:span></text:p>
      <text:p text:style-name="P37"><text:span text:style-name="T7">partial</text:span> <text:span text:style-name="T7">class</text:span> Earth : IRevolve { }</text:p>
      <text:p text:style-name="P11"/>
      <text:p text:style-name="P11">equivalent to :</text:p>
      <text:p text:style-name="P34"><text:span text:style-name="T10">class</text:span><text:span text:style-name="T33"> Earth : Planet, IRotate, IRevolve { }</text:span></text:p>
      <text:p text:style-name="P12"><text:span text:style-name="T6"/></text:p>
      <text:p text:style-name="P9"><text:span text:style-name="T6"/></text:p>
      <text:p text:style-name="P9"><text:span text:style-name="T5">Difference between reference parameter and out parameter :</text:span></text:p>
      <text:p text:style-name="P9"><text:span text:style-name="T6">when we pass the reference parameter to an method the reference parameter should be initialized with value. When the parameter value is changed in the called method then the ref param passed in the calling method is also changed. </text:span></text:p>
      <text:p text:style-name="P18"><text:span text:style-name="T25">int</text:span><text:span text:style-name="T27"> val1 = </text:span><text:span text:style-name="T29">0</text:span><text:span text:style-name="T27">; </text:span><text:span text:style-name="T31">//must be initialized </text:span></text:p>
      <text:list xml:id="list9053719875648170210" text:style-name="L2">
        <text:list-item>
          <text:p text:style-name="P20"><text:span text:style-name="T24">int</text:span><text:span text:style-name="T26"> val2; </text:span><text:span text:style-name="T30">//optional</text:span></text:p>
        </text:list-item>
        <text:list-item>
          <text:p text:style-name="P21"><text:soft-page-break/> </text:p>
        </text:list-item>
        <text:list-item>
          <text:p text:style-name="P20"><text:span text:style-name="T24">Example1</text:span><text:span text:style-name="T26">(ref val1);</text:span></text:p>
        </text:list-item>
        <text:list-item>
          <text:p text:style-name="P20"><text:span text:style-name="T24">Console</text:span><text:span text:style-name="T26">.</text:span><text:span text:style-name="T24">WriteLine</text:span><text:span text:style-name="T26">(val1); </text:span><text:span text:style-name="T30">// val1=1</text:span></text:p>
        </text:list-item>
        <text:list-item>
          <text:p text:style-name="P21"> </text:p>
        </text:list-item>
        <text:list-item>
          <text:p text:style-name="P20"><text:span text:style-name="T24">Example2</text:span><text:span text:style-name="T26">(out val2);</text:span></text:p>
        </text:list-item>
        <text:list-item>
          <text:p text:style-name="P20"><text:span text:style-name="T24">Console</text:span><text:span text:style-name="T26">.</text:span><text:span text:style-name="T24">WriteLine</text:span><text:span text:style-name="T26">(val2); </text:span><text:span text:style-name="T30">// val2=2</text:span></text:p>
        </text:list-item>
        <text:list-item>
          <text:p text:style-name="P22">}</text:p>
        </text:list-item>
        <text:list-item>
          <text:p text:style-name="P21"> </text:p>
        </text:list-item>
        <text:list-item>
          <text:p text:style-name="P20"><text:span text:style-name="T32">static</text:span><text:span text:style-name="T26"> </text:span><text:span text:style-name="T32">void</text:span><text:span text:style-name="T26"> </text:span><text:span text:style-name="T24">Example1</text:span><text:span text:style-name="T26">(ref </text:span><text:span text:style-name="T24">int</text:span><text:span text:style-name="T26"> value) </text:span><text:span text:style-name="T30">//called method</text:span></text:p>
        </text:list-item>
        <text:list-item>
          <text:p text:style-name="P22">{</text:p>
        </text:list-item>
        <text:list-item>
          <text:p text:style-name="P20"><text:span text:style-name="T26">value = </text:span><text:span text:style-name="T28">1</text:span><text:span text:style-name="T26">;</text:span></text:p>
        </text:list-item>
        <text:list-item>
          <text:p text:style-name="P22">}</text:p>
        </text:list-item>
        <text:list-item>
          <text:p text:style-name="P20"><text:span text:style-name="T32">static</text:span><text:span text:style-name="T26"> </text:span><text:span text:style-name="T32">void</text:span><text:span text:style-name="T26"> </text:span><text:span text:style-name="T24">Example2</text:span><text:span text:style-name="T26">(out </text:span><text:span text:style-name="T24">int</text:span><text:span text:style-name="T26"> value) </text:span><text:span text:style-name="T30">//called method</text:span></text:p>
        </text:list-item>
        <text:list-item>
          <text:p text:style-name="P22">{</text:p>
        </text:list-item>
        <text:list-item>
          <text:p text:style-name="P20"><text:span text:style-name="T26">value = </text:span><text:span text:style-name="T28">2</text:span><text:span text:style-name="T26">; </text:span><text:span text:style-name="T30">//must be initialized </text:span></text:p>
        </text:list-item>
        <text:list-item>
          <text:p text:style-name="P22">}</text:p>
        </text:list-item>
      </text:list>
      <text:p text:style-name="P9"><text:span text:style-name="T6">there is noneed to initialize the out param before it is passed to a method. Method will set the out param before it returns.</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5">Access specifiers : </text:span></text:p>
      <text:p text:style-name="P9"><text:span text:style-name="T6">public : is available within the application.</text:span></text:p>
      <text:p text:style-name="P9"><text:span text:style-name="T6">Private : <text:s/>is availabale within that class.</text:span></text:p>
      <text:p text:style-name="P9"><text:span text:style-name="T6">Protected: is available within that class and subclass.</text:span></text:p>
      <text:p text:style-name="P9"><text:span text:style-name="T6">Internal : is available within that assembly(project). <text:s/></text:span></text:p>
      <text:p text:style-name="P9"><text:span text:style-name="T6"/></text:p>
      <text:p text:style-name="P9"><text:span text:style-name="T5">Difference between constant and read only :</text:span></text:p>
      <text:p text:style-name="P9"><text:span text:style-name="T6">variable declared as constant should be initialized at the time of declartion and it can't be changed.</text:span></text:p>
      <text:p text:style-name="P9"><text:span text:style-name="T6">Variable declared as readonly can be initialized at the time of declaration or it can be initialized in the constructor.</text:span></text:p>
      <text:p text:style-name="P9"><text:span text:style-name="T6"/></text:p>
      <text:p text:style-name="P9"><text:span text:style-name="T5">Static constructor :</text:span><text:span text:style-name="T6"> static constructor is called only once at the time of creation of first instance. And we can keep the code which is to be executed only once, you can keep that kind of code in static constructor. A class can have both normal constructor and static constructor.</text:span></text:p>
      <text:p text:style-name="P9"><text:span text:style-name="T6"/></text:p>
      <text:p text:style-name="P11"><text:span text:style-name="T1">Action :</text:span> <text:s/>Action is an delegate which doesn't return any value, but accepts parameters upto 16.</text:p>
      <text:p text:style-name="P11">action can point to delegate, named function or anonymous functions with same signature.</text:p>
      <text:p text:style-name="P11"/>
      <text:p text:style-name="P13">Action with anonymous functions.</text:p>
      <text:p text:style-name="P13">Action<text:span text:style-name="T16">&lt;int,int&gt; <text:s/>sample= (x,y) =&gt; console.writeLine(“write {0} and {1}”,x,y); // action with anonymous lamba expression.</text:span></text:p>
      <text:p text:style-name="P11">sample.invoke(2,3); // invokes the action with that same signature.</text:p>
      <text:p text:style-name="P11"/>
      <text:p text:style-name="P11">Action created on named method:</text:p>
      <text:p text:style-name="P11">Action&lt;int&gt; action = new Action&lt;int&gt;(method1);</text:p>
      <text:p text:style-name="P11"/>
      <text:p text:style-name="P11">public void method1(int x)</text:p>
      <text:p text:style-name="P11">{</text:p>
      <text:p text:style-name="P11"><text:tab/> console.writeLine(“write {0}”,x);</text:p>
      <text:p text:style-name="P11">}</text:p>
      <text:p text:style-name="P11"><text:soft-page-break/></text:p>
      <text:p text:style-name="P11">action.Invoke(5);</text:p>
      <text:p text:style-name="P11"/>
      <text:p text:style-name="P13">Note : Invoke is used to invoke the action.</text:p>
      <text:p text:style-name="P11"/>
      <text:p text:style-name="P11"/>
      <text:p text:style-name="P11"><text:span text:style-name="T1">Func&lt;&gt;</text:span> : func is a delegate which accepts parameters upto 16 and 1 return value, the last parameter is the return value type.</text:p>
      <text:p text:style-name="P11"/>
      <text:p text:style-name="P11">Func&lt;int,int,int&gt; fn= delegate(int a,int b)</text:p>
      <text:p text:style-name="P11">{</text:p>
      <text:p text:style-name="P11"><text:tab/>return a+b;<text:tab/><text:tab/><text:tab/><text:tab/>//or else we can call the function with same <text:tab/><text:tab/><text:tab/><text:tab/><text:tab/>signature and return its result</text:p>
      <text:p text:style-name="P11">}</text:p>
      <text:p text:style-name="P11"/>
      <text:p text:style-name="P11">Func&lt;int,int,int&gt; fn = () =&gt; return a+b; <text:s text:c="4"/>//this is func with lambda expression.</text:p>
      <text:p text:style-name="P11"/>
      <text:p text:style-name="P11">calling func fn(9,9)</text:p>
      <text:p text:style-name="P11"/>
      <text:p text:style-name="P11"/>
      <text:p text:style-name="P11"/>
      <text:p text:style-name="P11">we can pass function as a parameter to another function:</text:p>
      <text:p text:style-name="P11"><text:span text:style-name="T4"><text:s/></text:span><text:span text:style-name="T9">public</text:span><text:span text:style-name="T4"> </text:span><text:span text:style-name="T13">List</text:span><text:span text:style-name="T4">&lt;</text:span><text:span text:style-name="T13">Meetings</text:span><text:span text:style-name="T4">&gt; GetMeetingsByCorporationID(</text:span><text:span text:style-name="T13">Guid</text:span><text:span text:style-name="T4"> corporationID)</text:span></text:p>
      <text:p text:style-name="P4"><text:s text:c="8"/>{</text:p>
      <text:p text:style-name="P2"><text:span text:style-name="T3"><text:s text:c="12"/></text:span><text:span text:style-name="T8">return</text:span><text:span text:style-name="T3"> ExecuteFaultHandleOperation(() =&gt;</text:span></text:p>
      <text:p text:style-name="P4"><text:s text:c="12"/>{</text:p>
      <text:p text:style-name="P2"><text:span text:style-name="T3"><text:s text:c="16"/></text:span><text:span text:style-name="T12">IMeetingsRepository</text:span><text:span text:style-name="T3"> meetingsRepository = m_DataRepositoryFactory.GetDataRepository&lt;</text:span><text:span text:style-name="T12">IMeetingsRepository</text:span><text:span text:style-name="T3">&gt;();</text:span></text:p>
      <text:p text:style-name="P2"><text:span text:style-name="T3"><text:s text:c="16"/></text:span><text:span text:style-name="T12">List</text:span><text:span text:style-name="T3">&lt;</text:span><text:span text:style-name="T12">Meetings</text:span><text:span text:style-name="T3">&gt; meetings = meetingsRepository.GetMeetingsByCorporationID(corporationID, </text:span><text:span text:style-name="T12">Guid</text:span><text:span text:style-name="T3">.Parse(m_UserID));</text:span></text:p>
      <text:p text:style-name="P2"><text:span text:style-name="T3"><text:s text:c="16"/></text:span><text:span text:style-name="T8">return</text:span><text:span text:style-name="T3"> meetings;</text:span></text:p>
      <text:p text:style-name="P4"><text:s text:c="12"/>});</text:p>
      <text:p text:style-name="P4"><text:s text:c="8"/>}</text:p>
      <text:p text:style-name="P4"/>
      <text:p text:style-name="P11"/>
      <text:p text:style-name="P11"><text:span text:style-name="T4"><text:s/></text:span><text:span text:style-name="T9">protected</text:span><text:span text:style-name="T4"> </text:span><text:span text:style-name="T13">T</text:span><text:span text:style-name="T4"> ExecuteFaultHandleOperation&lt;</text:span><text:span text:style-name="T13">T</text:span><text:span text:style-name="T4">&gt;(</text:span><text:span text:style-name="T13">Func</text:span><text:span text:style-name="T4">&lt;</text:span><text:span text:style-name="T13">T</text:span><text:span text:style-name="T4">&gt; codeToExecute)</text:span></text:p>
      <text:p text:style-name="P4"><text:s text:c="8"/>{</text:p>
      <text:p text:style-name="P2"><text:span text:style-name="T3"><text:s text:c="12"/></text:span><text:span text:style-name="T8">try</text:span></text:p>
      <text:p text:style-name="P4"><text:s text:c="12"/>{ <text:s text:c="15"/></text:p>
      <text:p text:style-name="P2"><text:span text:style-name="T3"><text:s text:c="16"/></text:span><text:span text:style-name="T8">if</text:span><text:span text:style-name="T3"> (!m_UserInSession)</text:span></text:p>
      <text:p text:style-name="P4"><text:s text:c="16"/>{</text:p>
      <text:p text:style-name="P2"><text:span text:style-name="T3"><text:s text:c="20"/></text:span><text:span text:style-name="T8">throw</text:span><text:span text:style-name="T3"> </text:span><text:span text:style-name="T8">new</text:span><text:span text:style-name="T3"> </text:span><text:span text:style-name="T12">NotFoundException</text:span><text:span text:style-name="T3">(</text:span><text:span text:style-name="T34">"Unauthorized Access. User not registered."</text:span><text:span text:style-name="T3">);</text:span></text:p>
      <text:p text:style-name="P4"><text:s text:c="16"/>}</text:p>
      <text:p text:style-name="P4"/>
      <text:p text:style-name="P2"><text:span text:style-name="T3"><text:s text:c="16"/></text:span><text:span text:style-name="T8">return</text:span><text:span text:style-name="T3"> codeToExecute.Invoke();</text:span></text:p>
      <text:p text:style-name="P4"><text:s text:c="12"/>}</text:p>
      <text:p text:style-name="P2"><text:span text:style-name="T3"><text:s text:c="12"/></text:span><text:span text:style-name="T8">catch</text:span><text:span text:style-name="T3"> (</text:span><text:span text:style-name="T12">FaultException</text:span><text:span text:style-name="T3"> ex)</text:span></text:p>
      <text:p text:style-name="P4"><text:s text:c="12"/>{</text:p>
      <text:p text:style-name="P2"><text:span text:style-name="T3"><text:s text:c="16"/></text:span><text:span text:style-name="T12">IDBOLogger</text:span><text:span text:style-name="T3">.Log(ex.ToString(), </text:span><text:span text:style-name="T12">IDBOLogger</text:span><text:span text:style-name="T3">.</text:span><text:span text:style-name="T12">LogLevel</text:span><text:span text:style-name="T3">.Error);</text:span></text:p>
      <text:p text:style-name="P2"><text:span text:style-name="T3"><text:s text:c="16"/></text:span><text:span text:style-name="T8">throw</text:span><text:span text:style-name="T3"> ex;</text:span></text:p>
      <text:p text:style-name="P4"><text:s text:c="12"/>}</text:p>
      <text:p text:style-name="P2"><text:span text:style-name="T3"><text:s text:c="12"/></text:span><text:span text:style-name="T8">catch</text:span><text:span text:style-name="T3"> (</text:span><text:span text:style-name="T12">Exception</text:span><text:span text:style-name="T3"> ex)</text:span></text:p>
      <text:p text:style-name="P4"><text:s text:c="12"/>{</text:p>
      <text:p text:style-name="P2"><text:span text:style-name="T3"><text:s text:c="16"/></text:span><text:span text:style-name="T8">throw</text:span><text:span text:style-name="T3"> </text:span><text:span text:style-name="T8">new</text:span><text:span text:style-name="T3"> </text:span><text:span text:style-name="T12">FaultException</text:span><text:span text:style-name="T3">(ex.Message);</text:span></text:p>
      <text:p text:style-name="P4"><text:s text:c="12"/>} <text:s text:c="11"/></text:p>
      <text:p text:style-name="P4"><text:s text:c="8"/>}</text:p>
      <text:p text:style-name="P12"><text:span text:style-name="T6"/></text:p>
      <text:p text:style-name="P12"><text:span text:style-name="T6"/></text:p>
      <text:p text:style-name="P12"><text:soft-page-break/><text:span text:style-name="T6"/></text:p>
      <text:p text:style-name="P14"><text:span text:style-name="T2">Using :</text:span></text:p>
      <text:p text:style-name="P12"><text:span text:style-name="T2">using statement can be used in a block of code which uses the resource, with in the execution of that block after the completion of the execution of the block resource is disposed. <text:s/></text:span></text:p>
      <text:p text:style-name="P35"><text:bookmark text:name="pre877766"/><text:span text:style-name="T7">using</text:span> (MyResource myRes = <text:span text:style-name="T7">new</text:span> MyResource())</text:p>
      <text:p text:style-name="P38">{</text:p>
      <text:p text:style-name="P39"><text:s text:c="4"/><text:span text:style-name="T35">myRes.DoSomething();</text:span></text:p>
      <text:p text:style-name="P42"/>
      <text:p text:style-name="P27">}</text:p>
      <text:p text:style-name="P25">gets translated to,</text:p>
      <text:section text:style-name="Sect1" text:name="premain568123">
        <text:p text:style-name="P24"><text:bookmark text:name="prehide568123"/></text:p>
      </text:section>
      <text:p text:style-name="P29"><text:bookmark text:name="pre568123"/>MyResource myRes= <text:span text:style-name="T7">new</text:span> MyResource();</text:p>
      <text:p text:style-name="P33">try</text:p>
      <text:p text:style-name="P38">{</text:p>
      <text:p text:style-name="P39"><text:s text:c="4"/><text:span text:style-name="T35">myRes.DoSomething();</text:span></text:p>
      <text:p text:style-name="P38">}</text:p>
      <text:p text:style-name="P33">finally</text:p>
      <text:p text:style-name="P38">{</text:p>
      <text:p text:style-name="P30"><text:s text:c="4"/><text:span text:style-name="T36">//</text:span><text:span text:style-name="T37"> </text:span><text:span text:style-name="T36">Check for a null resource.</text:span></text:p>
      <text:p text:style-name="P30"><text:s text:c="4"/><text:span text:style-name="T11">if</text:span><text:span text:style-name="T35"> (myRes!= </text:span><text:span text:style-name="T11">null</text:span><text:span text:style-name="T35">)</text:span></text:p>
      <text:p text:style-name="P30"><text:s text:c="8"/><text:span text:style-name="T36">//</text:span><text:span text:style-name="T37"> </text:span><text:span text:style-name="T36">Call the object's Dispose method.</text:span></text:p>
      <text:p text:style-name="P39"><text:s text:c="8"/><text:span text:style-name="T35">((IDisposable)myRes).Dispose();</text:span></text:p>
      <text:p text:style-name="P27">}</text:p>
      <text:p text:style-name="P16"><text:span text:style-name="T2">typical style of using styles:</text:span></text:p>
      <text:p text:style-name="P12"><text:span text:style-name="T2"/></text:p>
      <text:p text:style-name="P36"><text:bookmark text:name="pre199689"/><text:span text:style-name="T7">string</text:span> connString = <text:span text:style-name="T38">"Data Source=localhost;Integrated "</text:span> + </text:p>
      <text:p text:style-name="P31"><text:s text:c="2"/><text:span text:style-name="T39">"Security=SSPI;Initial Catalog=Northwind;"</text:span><text:span text:style-name="T35">;</text:span></text:p>
      <text:p text:style-name="P43"/>
      <text:p text:style-name="P32"><text:span text:style-name="T7">using</text:span> (SqlConnection conn = <text:span text:style-name="T7">new</text:span> SqlConnection(connString))</text:p>
      <text:p text:style-name="P40">{</text:p>
      <text:p text:style-name="P41"><text:s text:c="2"/><text:span text:style-name="T35">SqlCommand cmd = conn.CreateCommand();</text:span></text:p>
      <text:p text:style-name="P31"><text:s text:c="2"/><text:span text:style-name="T35">cmd.CommandText = </text:span><text:span text:style-name="T39">"SELECT ID, Name FROM Customers"</text:span><text:span text:style-name="T35">;</text:span></text:p>
      <text:p text:style-name="P41"><text:s text:c="2"/></text:p>
      <text:p text:style-name="P41"><text:s text:c="2"/><text:span text:style-name="T35">conn.Open();</text:span></text:p>
      <text:p text:style-name="P43"/>
      <text:p text:style-name="P31"><text:s text:c="2"/><text:span text:style-name="T11">using</text:span><text:span text:style-name="T35"> (SqlDataReader dr = cmd.ExecuteReader())</text:span></text:p>
      <text:p text:style-name="P41"><text:s text:c="2"/><text:span text:style-name="T35">{</text:span></text:p>
      <text:p text:style-name="P31"><text:s text:c="4"/><text:span text:style-name="T11">while</text:span><text:span text:style-name="T35"> (dr.Read())</text:span></text:p>
      <text:p text:style-name="P31"><text:s text:c="6"/><text:span text:style-name="T35">Console.WriteLine(</text:span><text:span text:style-name="T39">"{0}\t{1}"</text:span><text:span text:style-name="T35">, dr.GetString(</text:span><text:span text:style-name="T40">0</text:span><text:span text:style-name="T35">), dr.GetString(</text:span><text:span text:style-name="T40">1</text:span><text:span text:style-name="T35">));</text:span></text:p>
      <text:p text:style-name="P28"><text:s text:c="2"/><text:span text:style-name="T35">}</text:span></text:p>
      <text:p text:style-name="Text_20_body"><text:span text:style-name="T15">Finalize : </text:span><text:span text:style-name="T14">finalize keyword is called by the .net framework to free the unmanaged resouces held by the object before the object is destroyed.(finalize can't be called by the user)</text:span><text:line-break/><text:span text:style-name="T1">Dispose :</text:span> this method can be called by the user to free the unmanged resources held by <text:s/>the object by using idisposable interface.</text:p>
      <text:p text:style-name="Text_20_body"><text:soft-page-break/><text:span text:style-name="T17">((Idisposable)objname).Disp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New', Courier, mono"/>
    <style:font-face style:name="Consolas2" svg:font-family="Consolas, Courier, monospace"/>
    <style:font-face style:name="Menlo" svg:font-family="Menlo, Monaco, Consolas, 'Courier New', monospace"/>
    <style:font-face style:name="Segoe UI" svg:font-family="'Segoe UI', Arial,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0M40S</meta:editing-duration>
    <meta:editing-cycles>4</meta:editing-cycles>
    <meta:generator>OpenOffice/4.1.1$Win32 OpenOffice.org_project/411m6$Build-9775</meta:generator>
    <dc:date>2016-06-09T17:04:34.19</dc:date>
    <meta:document-statistic meta:table-count="0" meta:image-count="0" meta:object-count="0" meta:page-count="6" meta:paragraph-count="163" meta:word-count="1429" meta:character-count="9822"/>
    <meta:user-defined meta:name="Info 1"/>
    <meta:user-defined meta:name="Info 2"/>
    <meta:user-defined meta:name="Info 3"/>
    <meta:user-defined meta:name="Info 4"/>
  </office:meta>
</office:document-meta>
</file>